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2" style:family="paragraph" style:parent-style-name="Standard" style:list-style-name="L1">
      <style:paragraph-properties fo:margin-top="0.0791in" fo:margin-bottom="0.0791in" loext:contextual-spacing="false"/>
      <style:text-properties officeooo:rsid="0011c86a" officeooo:paragraph-rsid="0011c86a"/>
    </style:style>
    <style:style style:name="P3" style:family="paragraph" style:parent-style-name="Standard" style:list-style-name="L1">
      <style:paragraph-properties fo:margin-top="0.0791in" fo:margin-bottom="0.0791in" loext:contextual-spacing="false"/>
      <style:text-properties officeooo:rsid="001b3a08" officeooo:paragraph-rsid="001b3a08"/>
    </style:style>
    <style:style style:name="P4" style:family="paragraph" style:parent-style-name="Standard" style:list-style-name="L1">
      <style:paragraph-properties fo:margin-top="0.0791in" fo:margin-bottom="0.0791in" loext:contextual-spacing="false"/>
      <style:text-properties officeooo:rsid="001c4ed6" officeooo:paragraph-rsid="001c4ed6"/>
    </style:style>
    <style:style style:name="P5" style:family="paragraph" style:parent-style-name="Standard" style:list-style-name="L1">
      <style:paragraph-properties fo:margin-top="0.0791in" fo:margin-bottom="0.0791in" loext:contextual-spacing="false"/>
      <style:text-properties officeooo:rsid="001e1694" officeooo:paragraph-rsid="001e16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RADART</text:p>
      <text:list xml:id="list64249317" text:style-name="L1">
        <text:list-item>
          <text:p text:style-name="P2">See the dark/light theme toggle (already navbar button set)</text:p>
        </text:list-item>
        <text:list-item>
          <text:p text:style-name="P2">Check the usage and test the Skeleton.tsx for placeholders, for cards</text:p>
        </text:list-item>
        <text:list-item>
          <text:p text:style-name="P3">Loading.js</text:p>
        </text:list-item>
        <text:list-item>
          <text:p text:style-name="P4">Fetch amenities from Firebase</text:p>
        </text:list-item>
        <text:list-item>
          <text:p text:style-name="P5">Fetch filter options on events page from Firebas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3-24T12:31:03.275953766</dc:date>
    <meta:editing-duration>PT11H28M59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6" meta:word-count="40" meta:character-count="233" meta:non-whitespace-character-count="204"/>
  </office:meta>
</office:document-meta>
</file>